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cae" officeooo:paragraph-rsid="00171cae"/>
    </style:style>
    <style:style style:name="P2" style:family="paragraph" style:parent-style-name="Standard">
      <style:text-properties fo:font-style="normal" officeooo:rsid="00171cae" officeooo:paragraph-rsid="00171ca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794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edback Joselyne</text:p>
      <text:p text:style-name="P1"/>
      <text:p text:style-name="P1">PROS:</text:p>
      <text:p text:style-name="P1"><text:tab/>Maakt gebruik van codesnipets en maakt ons leven daarmee makkelijker.</text:p>
      <text:p text:style-name="P1"><text:tab/></text:p>
      <text:p text:style-name="P1"><text:tab/><text:span text:style-name="T3">Zo is het makkelijker te zien wanneer iets niet goed werkt, wanneer ze hulp vraagt.</text:span></text:p>
      <text:p text:style-name="P1"><text:tab/><text:span text:style-name="T3">En wanneer ze hulp geeft wordt dit gedaan met een voorbeeld.</text:span></text:p>
      <text:p text:style-name="P1"/>
      <text:p text:style-name="P1"><text:tab/>Planning opgedeeld in veel kleine onderdelen, waardoor het duidelijk is waaraan <text:tab/>gewerkt wordt.</text:p>
      <text:p text:style-name="P1"><text:line-break/>CONS:</text:p>
      <text:p text:style-name="P1"/>
      <text:p text:style-name="P1"><text:tab/>De opdrachten zijn leeg, waardoor je uit de titel moet halen wat er moet gebeuren, wat <text:tab/>soms makkelijker is dan andere keren.</text:p>
      <text:p text:style-name="P1"/>
      <text:p text:style-name="P1"><text:tab/>BIJV.</text:p>
      <text:p text:style-name="P1"><text:tab/></text:p>
      <text:p text:style-name="P1"><text:tab/> In <text:span text:style-name="T1">[PROJA] Sprint 4 (Eindsprint) Joselyne </text:span><text:span text:style-name="T2">Staat </text:span><text:span text:style-name="T1">Module 1: Inputted messages <text:tab/>pushed to DB.</text:span></text:p>
      <text:p text:style-name="P1"><text:span text:style-name="T1"/></text:p>
      <text:p text:style-name="P1"><text:span text:style-name="T1"><text:tab/></text:span><text:span text:style-name="T2">Hier is te begrijpen, wat er moet gebeuren. Maar extra toelichting kan altijd.</text:span></text:p>
      <text:p text:style-name="P1"><text:span text:style-name="T2"/></text:p>
      <text:p text:style-name="P1"><text:span text:style-name="T2"><text:tab/>Maar in </text:span><text:span text:style-name="T1">[PROJA] Eindsprint (Documentatie) Joselyne </text:span><text:span text:style-name="T2">Staat </text:span><text:span text:style-name="T1">BPMN Diagram. </text:span></text:p>
      <text:p text:style-name="P1"><text:span text:style-name="T1"><text:tab/></text:span></text:p>
      <text:p text:style-name="P2"><text:tab/>Het is duidelijk dat er iets moet met het BPMN Diagram in de documentatie, maar wat <text:tab/>er mee moet gebeuren is niet duidelijk.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3:33:40.793156964</meta:creation-date>
    <dc:date>2021-11-11T15:13:47.346242309</dc:date>
    <meta:editing-duration>PT17M55S</meta:editing-duration>
    <meta:editing-cycles>3</meta:editing-cycles>
    <meta:generator>LibreOffice/7.2.2.2$Linux_X86_64 LibreOffice_project/20$Build-2</meta:generator>
    <meta:document-statistic meta:table-count="0" meta:image-count="0" meta:object-count="0" meta:page-count="1" meta:paragraph-count="16" meta:word-count="135" meta:character-count="842" meta:non-whitespace-character-count="700"/>
  </office:meta>
</office:document-meta>
</file>